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LLS</text:p>
      <text:p text:style-name="P2"/>
      <text:p text:style-name="P2">I heard a group of microscopists talking about Galls and for the life of me did not understand a word of what was said. So that being said I delved into the list of books and low and behold there was a book <text:s/>'Provisional Keys to British Plant Galls' </text:p>
      <text:p text:style-name="P2"/>
      <text:p text:style-name="P2">So here we go on another episode, discovering about Plant Galls.</text:p>
      <text:p text:style-name="P2"/>
      <text:p text:style-name="P2">Most branches of biology and natural history can be classified under the fauna or the flora, vertebrate or invertebrate , flowering or non flowering, but plant galls defy such neat designation. By definition, a gall consists of plant tissue in which the cells have been stimulated to increase in size or in number, or in both, by an intrusive organism. The relationship is parasitic, although a few examples show evidence of symbiosis. A gall is not an organism in its own right but rather it is a manifestation of reactions between two very different living things. It must not be regarded as a species, and is named by reference to both host and parasite.</text:p>
      <text:p text:style-name="P2"/>
      <text:p text:style-name="P2">So hot foot in the hope of finding some galls I had a good <text:s/>scroung round our wooded area. </text:p>
      <text:p text:style-name="P2"/>
      <text:p text:style-name="P2">I have added a few photos of eggs laid by galls with the named parasite responsi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urice  Vaughan</meta:initial-creator>
    <meta:creation-date>2017-09-30T14:17:18</meta:creation-date>
    <dc:date>2017-09-30T15:04:11.69</dc:date>
    <dc:creator>Maurice  Vaughan</dc:creator>
    <meta:editing-duration>PT1M11S</meta:editing-duration>
    <meta:editing-cycles>1</meta:editing-cycles>
    <meta:generator>OpenOffice/4.1.3$Win32 OpenOffice.org_project/413m1$Build-9783</meta:generator>
    <meta:document-statistic meta:table-count="0" meta:image-count="0" meta:object-count="0" meta:page-count="1" meta:paragraph-count="6" meta:word-count="210" meta:character-count="1152"/>
  </office:meta>
</office:document-meta>
</file>